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b34" officeooo:paragraph-rsid="000aa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de Interesse: Gerenciar Postos de Combustíveis</text:p>
      <text:p text:style-name="P1"/>
      <text:p text:style-name="P1">Um cliente solicita que seja feita um proposta para desenvolvimento de uma aplicação para gerenciar e automatizar procedimentos em um posto de combustível.</text:p>
      <text:p text:style-name="P1">Segundo o cliente tudo deve ser automatizado: estoque (tanques), vendas (bombas de combustíveis/produtos acessórios/manutenção de veículos), vendas (conveniência), compras (combustível/produtos acessórios/conveniência) .</text:p>
      <text:p text:style-name="P1"/>
      <text:p text:style-name="P1">Processos (REGRAS DE NEGÓCIO)</text:p>
      <text:p text:style-name="P1"/>
      <text:p text:style-name="P1">O gerente/proprietário é o responsável por autorizar as compras que devem ser direcionadas aos devidos estoques (tanques/almoxarifado/conveniência). Estas compras devem alimentar o sistema a fim de controlar o estoque de tudo que existe no posto. O tratamento da compra de combustível se dá pela aquisição em litros e alocados em tanques específicos que demandam o controle por medidor especializados (régua).</text:p>
      <text:p text:style-name="P1">Quando da venda (realizada pelo frentista e recebido pelo caixa) destes produtos (combustível) a mesma se dará pelo abastecimento de veículos através do uso de bombas ligadas aos tanques e à um sistema que permita que haja um obtenção automática de qual foi realizada tal abastecimento. Uma vez realizado o abastecimento a bomba movimenta o estoque do combustível em um determinado tanque.</text:p>
      <text:p text:style-name="P1">O sistema deve apresentar uma movimentação diária de tudo que foi comprado e vendido. Bem como os pagamentos realizados e recebíve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5:28:56.945611071</meta:creation-date>
    <dc:date>2019-08-09T15:39:58.017284670</dc:date>
    <meta:editing-duration>PT30S</meta:editing-duration>
    <meta:editing-cycles>1</meta:editing-cycles>
    <meta:document-statistic meta:table-count="0" meta:image-count="0" meta:object-count="0" meta:page-count="1" meta:paragraph-count="7" meta:word-count="199" meta:character-count="1389" meta:non-whitespace-character-count="1197"/>
    <meta:generator>LibreOffice/6.0.7.3$Linux_X86_64 LibreOffice_project/00m0$Build-3</meta:generator>
  </office:meta>
</office:document-meta>
</file>